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am Cookpy:</text:p>
      <text:p text:style-name="Standard"/>
      <text:p text:style-name="Standard">Jacob Beneski<text:bookmark text:name="_GoBack"/></text:p>
      <text:p text:style-name="Standard">Mark Bernhardt</text:p>
      <text:p text:style-name="Standard">Andrew Thomson</text:p>
      <text:p text:style-name="Standard"/>
      <text:p text:style-name="Standard">Cookpy is a loosely cooking themed esolang developed in Python, and is pronounced like 'Cookie'<text:line-break/><text:line-break/>Cookpy is useful for chaining math functions in an interesting way, with variable support.<text:line-break/><text:line-break/><text:line-break/>Usage for Cookpy:<text:line-break/><text:line-break/>Cookpy is stack based, so items are added to the stack first, then acted upon.<text:line-break/><text:line-break/>For example to add two values:<text:line-break/><text:line-break/> <text:s text:c="3"/>1 2 mix<text:line-break/><text:line-break/>will push 3 onto the stack.<text:line-break/><text:line-break/>To take it one step more:<text:line-break/><text:line-break/> <text:s text:c="3"/>1 2 mix serve<text:line-break/><text:line-break/>will push 3, then pop and print it.<text:line-break/><text:line-break/>You can chain commands together to do interesting math functions.<text:line-break/></text:p>
      <text:p text:style-name="P1"><text:s/>5 10 mix 500 cure 3 skim serve<text:line-break/><text:line-break/>will print 7497.<text:line-break/><text:line-break/>Additional math functions are listed below.<text:line-break/><text:line-break/><text:line-break/>You can also store values as variables. Only global variables exist for simplicity.<text:line-break/>Variables also start with a '$' to differentiate them from other words, or comments<text:line-break/><text:line-break/>To store a variable use the pack keyword:<text:line-break/><text:line-break/>$variable-name value pack<text:line-break/><text:line-break/><text:soft-page-break/> <text:s text:c="3"/>$var1 5 pack<text:line-break/><text:line-break/>will put 5 into the variable $var1.<text:line-break/><text:line-break/>To recall a variable use the 'shop' keyword:<text:line-break/><text:line-break/> <text:s text:c="3"/>$var1 shop<text:line-break/><text:line-break/>will put 5 onto the stack.<text:line-break/><text:line-break/><text:line-break/>You can reassign a variable the same way as assigning a new variable<text:line-break/><text:line-break/>You can also use the trash keyword to delete a variable<text:line-break/><text:line-break/><text:line-break/> <text:s text:c="3"/>$var1 trash<text:line-break/><text:line-break/>will delete the variable.<text:line-break/><text:line-break/>Finally order can be used to read in a value from console:<text:line-break/><text:line-break/> <text:s text:c="3"/>$input order pack<text:line-break/><text:line-break/>will save the value from console as $input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line-break/>Valid Words are:<text:line-break/><text:line-break/>x and y are two valid numbers inline, or on the stack<text:line-break/><text:line-break/>'mix': add two values from the stack. <text:s text:c="46"/>Usage: x y mix <text:s text:c="12"/></text:p>
      <text:p text:style-name="P1"><text:s/>**x+y is put on the stack**<text:line-break/>'skim': subtract two values from the stack. <text:s text:c="40"/>Usage: x y skim <text:s text:c="12"/></text:p>
      <text:p text:style-name="P1">**x-y is put on the stack**<text:line-break/>'serve': pop and print the <text:s/>top of the stack. <text:s text:c="38"/>Usage: x y mix serve <text:s text:c="7"/></text:p>
      <text:p text:style-name="P1">**x+y is printed**<text:line-break/>'popcorn': pop and print all items from the stack. Useful for debugging. <text:s text:c="11"/></text:p>
      <text:p text:style-name="P1">Usage: popcorn <text:s text:c="13"/>**The stack is printed**<text:line-break/>'clarify': peek the top of the stack. <text:s text:c="58"/>Usage: clarify <text:s text:c="13"/></text:p>
      <text:p text:style-name="P1">**Peeks the top of the stack**<text:line-break/>'measure': print the length of the stack. <text:s text:c="48"/>Usage: measure <text:s text:c="13"/></text:p>
      <text:p text:style-name="P1">**Prints the length of the stack**<text:line-break/>'dust': divide two values from the stack. <text:s text:c="47"/>Usage: x y dust <text:s text:c="12"/></text:p>
      <text:p text:style-name="P1">**x/y is added to the stack**<text:line-break/>'grill': floor divide two values from the stack <text:s text:c="40"/>Usage: x y grill <text:s text:c="11"/></text:p>
      <text:p text:style-name="P1">**x/y is added to the stack using int division**<text:line-break/>'dissolve': get remainder of two values from the stack. <text:s text:c="22"/>Usage: x y dissolve <text:s text:c="11"/>**The remainder of x/y is added to the stack**<text:line-break/>'cure': multiply two values from the stack. <text:s text:c="43"/>Usage: x y cure <text:s text:c="12"/></text:p>
      <text:p text:style-name="P1">**x * y is added to the stack**</text:p>
      <text:p text:style-name="P3">'grind': deletes the top value from the stack.<text:tab/><text:tab/><text:tab/><text:tab/>Usage: grind</text:p>
      <text:p text:style-name="P3"><text:tab/>**deletes the top value from the stack</text:p>
      <text:p text:style-name="P3"><text:tab/></text:p>
      <text:p text:style-name="P3"><text:tab/></text:p>
      <text:p text:style-name="P3"><text:line-break/>'pack': store the value of a variable <text:s text:c="46"/>Usage: $variable x pack <text:s text:c="3"/></text:p>
      <text:p text:style-name="P1"><text:s/>**Stores x in $variable**<text:line-break/>'shop': get the value of a variable onto the stack <text:s text:c="23"/>Usage: $variable shop <text:s text:c="6"/>**Pushes the value of $variable onto the stack**<text:line-break/>'trash': delete the variable <text:s text:c="62"/>Usage: $variable trash <text:s text:c="5"/></text:p>
      <text:p text:style-name="P1">**Deletes the variable**<text:line-break/>'order': read input from the console <text:s text:c="45"/>Usage: x order <text:s text:c="13"/></text:p>
      <text:p text:style-name="P1">**The value from order will be pushed on the stack as x**<text:line-break/><text:line-break/>Variable names must start with a '$' and can contain A-Z, a-z, . or -<text:line-break/><text:line-break/>At the moment only numerical operations are supported, but order can take in and serve can print strings.<text:line-break/><text:soft-page-break/><text:line-break/>Boolean, and loops are not supported at the moment.</text:p>
      <text:p text:style-name="Standard"/>
      <text:p text:style-name="Standard"/>
      <text:p text:style-name="Standard">Syntax errors raise an assertion error if not enough items are on the stack, or will raise a standard usage error if an invalid word is tried. </text:p>
      <text:p text:style-name="Standard">Helpful sources:</text:p>
      <text:p text:style-name="Standard"/>
      <text:p text:style-name="Standard"><text:a xlink:type="simple" xlink:href="http://scratch-lang.notimetoplay.org/scratch-lang.html" text:style-name="Internet_20_link" text:visited-style-name="Visited_20_Internet_20_Link">http://scratch-lang.notimetoplay.org/scratch-lang.html</text:a></text:p>
      <text:p text:style-name="Standard"/>
      <text:p text:style-name="Standard"><text:a xlink:type="simple" xlink:href="https://regex101.com/" text:style-name="Internet_20_link" text:visited-style-name="Visited_20_Internet_20_Link">https://regex101.com/</text:a></text:p>
      <text:p text:style-name="Standard"/>
      <text:p text:style-name="Standard"><text:a xlink:type="simple" xlink:href="https://www.d.umn.edu/~alphanu/cookery/glossary_cooking.html" text:style-name="Internet_20_link" text:visited-style-name="Visited_20_Internet_20_Link">https://www.d.umn.edu/~alphanu/cookery/glossary_cooking.html</text:a></text:p>
      <text:p text:style-name="Standard"/>
      <text:p text:style-name="Standard"><text:a xlink:type="simple" xlink:href="https://stackoverflow.com/questions/2052390/manually-raising-throwing-an-exception-in-python" text:style-name="Internet_20_link" text:visited-style-name="Visited_20_Internet_20_Link">https://stackoverflow.com/questions/2052390/manually-raising-throwing-an-exception-in-python</text:a></text:p>
      <text:p text:style-name="Standard"/>
      <text:p text:style-name="Standard"><text:a xlink:type="simple" xlink:href="https://stackoverflow.com/questions/308122/simple-regular-expression-for-a-decimal-with-a-precision-of-2" text:style-name="Internet_20_link" text:visited-style-name="Visited_20_Internet_20_Link">https://stackoverflow.com/questions/308122/simple-regular-expression-for-a-decimal-with-a-precision-of-2</text:a></text:p>
      <text:p text:style-name="Standard"/>
      <text:p text:style-name="Standard"><text:a xlink:type="simple" xlink:href="https://stackoverflow.com/questions/6416131/python-add-new-item-to-dictionary" text:style-name="Internet_20_link" text:visited-style-name="Visited_20_Internet_20_Link">https://stackoverflow.com/questions/6416131/python-add-new-item-to-dictionary</text:a></text:p>
      <text:p text:style-name="Standard"/>
      <text:p text:style-name="Standard"><text:a xlink:type="simple" xlink:href="https://www.pydanny.com/why-doesnt-python-have-switch-case.html" text:style-name="Internet_20_link" text:visited-style-name="Visited_20_Internet_20_Link">https://www.pydanny.com/why-doesnt-python-have-switch-case.html</text:a></text:p>
      <text:p text:style-name="Standard"/>
      <text:p text:style-name="Standard"/>
      <text:p text:style-name="Standard">and lots of other stack overflow questions that got lost in the process. They helped with various regex errors, python syntax and other issu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ob Beneski</meta:initial-creator>
    <dc:creator>Mark Bernhardt</dc:creator>
    <meta:editing-cycles>1</meta:editing-cycles>
    <meta:creation-date>2017-11-26T18:41:00</meta:creation-date>
    <dc:date>2017-11-26T21:01:21.95</dc:date>
    <meta:editing-duration>PT12S</meta:editing-duration>
    <meta:generator>OpenOffice/4.1.4$Win32 OpenOffice.org_project/414m5$Build-9788</meta:generator>
    <meta:document-statistic meta:table-count="0" meta:image-count="0" meta:object-count="0" meta:page-count="4" meta:paragraph-count="34" meta:word-count="611" meta:character-count="46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